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F4157E4E7CB4FDE00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Courier New" svg:font-family="'Courier New'"/>
    <style:font-face style:name="Arial1" svg:font-family="Arial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svg:stroke-color="#000000" draw:fill="none" draw:fill-color="#ffffff" fo:min-height="1.3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3" style:family="graphic" style:parent-style-name="standard">
      <style:graphic-properties fo:border="none" style:repeat="scale"/>
    </style:style>
    <style:style style:name="gr4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35cm" fo:min-width="17.778cm"/>
      <style:paragraph-properties style:writing-mode="lr-tb"/>
    </style:style>
    <style:style style:name="gr6" style:family="graphic" style:parent-style-name="standard">
      <style:graphic-properties fo:border="none"/>
    </style:style>
    <style:style style:name="gr7" style:family="graphic" style:parent-style-name="standard">
      <style:graphic-properties draw:stroke="none" draw:fill="none" draw:fill-color="#ffffff" draw:auto-grow-width="true" fo:min-height="0.945cm" fo:min-width="3.707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685cm" fo:min-width="2.463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text-autospace="none"/>
      <style:text-properties fo:color="#000000" style:font-name="Courier New" fo:font-size="36pt" fo:font-weight="bold" style:font-name-asian="Courier New" style:font-size-asian="36pt" style:font-weight-asian="bold" style:font-name-complex="Courier New" style:font-size-complex="36pt" style:font-weight-complex="bold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text-autospace="none"/>
      <style:text-properties fo:color="#000000" style:font-name="Courier New" fo:font-size="36pt" fo:font-weight="bold" style:font-name-asian="Courier New" style:font-size-asian="36pt" style:font-weight-asian="bold" style:font-name-complex="Courier New" style:font-size-complex="36pt" style:font-weight-complex="bold"/>
    </style:style>
    <style:style style:name="P3" style:family="paragraph">
      <style:paragraph-properties fo:margin-left="0cm" fo:margin-right="0cm" fo:margin-top="0.002cm" fo:margin-bottom="0cm" fo:line-height="100%" fo:text-align="center" fo:text-indent="0cm" style:text-autospace="none"/>
      <style:text-properties fo:color="#666666" style:font-name="Arial2" fo:font-size="15pt" style:font-name-asian="Arial2" style:font-size-asian="15pt" style:font-name-complex="Arial2" style:font-size-complex="15pt"/>
    </style:style>
    <style:style style:name="P4" style:family="paragraph">
      <loext:graphic-properties draw:fill="none" draw:fill-color="#ffffff"/>
      <style:paragraph-properties fo:margin-left="0cm" fo:margin-right="0cm" fo:margin-top="0.002cm" fo:margin-bottom="0cm" fo:line-height="100%" fo:text-align="center" fo:text-indent="0cm" style:text-autospace="none"/>
      <style:text-properties fo:color="#666666" style:font-name="Arial2" fo:font-size="15pt" style:font-name-asian="Arial2" style:font-size-asian="15pt" style:font-name-complex="Arial2" style:font-size-complex="15pt"/>
    </style:style>
    <style:style style:name="P5" style:family="paragraph"/>
    <style:style style:name="P6" style:family="paragraph">
      <style:paragraph-properties fo:margin-left="0cm" fo:margin-right="0cm" fo:line-height="100%" fo:text-indent="0cm" style:text-autospace="none"/>
      <style:text-properties fo:color="#000000" style:font-name="Courier New" fo:font-size="15pt" style:font-name-asian="Courier New" style:font-size-asian="15pt" style:font-name-complex="Courier New" style:font-size-complex="15p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text-autospace="none"/>
      <style:text-properties fo:color="#000000" style:font-name="Courier New" fo:font-size="15pt" style:font-name-asian="Courier New" style:font-size-asian="15pt" style:font-name-complex="Courier New" style:font-size-complex="15pt"/>
    </style:style>
    <style:style style:name="P8" style:family="paragraph">
      <style:paragraph-properties fo:margin-left="0cm" fo:margin-right="0cm" fo:line-height="100%" fo:text-align="justify" fo:text-indent="0cm" style:text-autospace="none"/>
      <style:text-properties fo:color="#000000" style:font-name="Courier New" fo:font-size="15pt" style:font-name-asian="Courier New" style:font-size-asian="15pt" style:font-name-complex="Courier New" style:font-size-complex="15pt"/>
    </style:style>
    <style:style style:name="P9" style:family="paragraph">
      <loext:graphic-properties draw:fill="none" draw:fill-color="#ffffff"/>
      <style:paragraph-properties fo:margin-left="0cm" fo:margin-right="0cm" fo:line-height="100%" fo:text-align="justify" fo:text-indent="0cm" style:text-autospace="none"/>
      <style:text-properties fo:color="#000000" style:font-name="Courier New" fo:font-size="15pt" style:font-name-asian="Courier New" style:font-size-asian="15pt" style:font-name-complex="Courier New" style:font-size-complex="15pt"/>
    </style:style>
    <style:style style:name="P10" style:family="paragraph">
      <style:paragraph-properties fo:text-align="center" style:text-autospace="none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color="#5979fb" style:text-line-through-style="none" style:text-line-through-type="none" fo:font-family="'Courier New'" style:font-style-name="Fett" style:font-family-generic="modern" fo:font-size="20pt" fo:font-style="normal" style:text-underline-style="none" fo:font-weight="bol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paragraph-properties fo:text-align="center"/>
      <style:text-properties fo:color="#5979fb" style:text-line-through-style="none" style:text-line-through-type="none" fo:font-family="'Courier New'" style:font-style-name="Fett" style:font-family-generic="modern" fo:font-size="25pt" fo:font-style="normal" style:text-underline-style="none" fo:font-weight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ourier New" fo:font-size="36pt" fo:font-style="normal" fo:text-shadow="none" style:text-underline-style="none" fo:font-weight="bold" style:letter-kerning="true" style:font-name-asian="Courier New" style:font-size-asian="36pt" style:font-style-asian="normal" style:font-weight-asian="bold" style:font-name-complex="Courier New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666666" style:text-outline="false" style:text-line-through-style="none" style:text-line-through-type="none" style:font-name="Arial2" fo:font-size="15pt" fo:font-style="normal" fo:text-shadow="none" style:text-underline-style="none" fo:font-weight="normal" style:letter-kerning="true" style:font-name-asian="Arial2" style:font-size-asian="15pt" style:font-style-asian="normal" style:font-weight-asian="normal" style:font-name-complex="Arial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urier New" fo:font-size="15pt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 style:font-name="Arial" fo:font-size="24pt" style:font-size-asian="24pt" style:font-size-complex="24pt"/>
    </style:style>
    <style:style style:name="T5" style:family="text">
      <style:text-properties style:font-name="Arial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image form:name="StartButton" form:control-implementation="ooo:com.sun.star.form.component.ImageButton" xml:id="control1" form:id="control1" form:button-type="url" office:target-frame="" xlink:href="../Corretto-Duke-no-text__Herz.jpg" form:image-data="Pictures/10000000000001F4000001F4157E4E7CB4FDE008.jpg">
              <form:properties>
                <form:property form:property-name="DefaultControl" office:value-type="string" office:string-value="com.sun.star.form.control.ImageButton"/>
                <form:property form:property-name="ImageURL" office:value-type="string" office:string-value="file:///C:/Users/pc%20arbeit/IdeaProjects/PDFBoxTestProjekt/Bilder/Start_2.jpg"/>
              </form:properties>
            </form:image>
            <form:text form:name="testDutarionFild" form:control-implementation="ooo:com.sun.star.form.component.TextField" xml:id="control2" form:id="control2" form:readonly="true" form:max-length="3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AnzahlFragenFild" form:control-implementation="ooo:com.sun.star.form.component.TextField" xml:id="control3" form:id="control3" form:readonly="true" form:max-length="3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nameFild" form:control-implementation="ooo:com.sun.star.form.component.TextField" xml:id="control4" form:id="control4" form:max-length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rnameFild" form:control-implementation="ooo:com.sun.star.form.component.TextField" xml:id="control5" form:id="control5" form:max-length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4.6cm" svg:height="1.69cm" svg:x="8.2cm" svg:y="5.11cm">
          <draw:text-box>
            <text:p text:style-name="P1"><text:span text:style-name="T1">TEST</text:span></text:p>
          </draw:text-box>
        </draw:frame>
        <draw:frame draw:style-name="gr2" draw:text-style-name="P4" draw:layer="layout" svg:width="17cm" svg:height="0.9cm" svg:x="2cm" svg:y="28cm">
          <draw:text-box>
            <text:p text:style-name="P3"><text:span text:style-name="T2">Java Entwickler Oracle Certified Professional SE</text:span></text:p>
          </draw:text-box>
        </draw:frame>
        <draw:control draw:style-name="gr3" draw:text-style-name="P5" draw:layer="controls" svg:width="5.3cm" svg:height="4cm" svg:x="8.1cm" svg:y="21.4cm" draw:control="control1"/>
        <draw:frame draw:style-name="gr4" draw:text-style-name="P7" draw:layer="layout" svg:width="8.4cm" svg:height="0.852cm" svg:x="4cm" svg:y="19cm">
          <draw:text-box>
            <text:p text:style-name="P6"><text:span text:style-name="T3">Prüfungsdauer</text:span></text:p>
          </draw:text-box>
        </draw:frame>
        <draw:frame draw:style-name="gr2" draw:text-style-name="P9" draw:layer="layout" svg:width="8.6cm" svg:height="0.9cm" svg:x="4cm" svg:y="18.1cm">
          <draw:text-box>
            <text:p text:style-name="P8"><text:span text:style-name="T3">Anzahl der Prüfungsfragen</text:span></text:p>
          </draw:text-box>
        </draw:frame>
        <draw:frame draw:style-name="gr5" draw:text-style-name="P11" draw:layer="layout" svg:width="18.278cm" svg:height="0.839cm" svg:x="1.259cm" svg:y="0.971cm">
          <draw:text-box>
            <text:p text:style-name="P10"><text:span text:style-name="T2">Java Entwickler Oracle Certified Professional SE</text:span></text:p>
          </draw:text-box>
        </draw:frame>
        <draw:control draw:style-name="gr6" draw:text-style-name="P12" draw:layer="controls" svg:width="2cm" svg:height="0.8cm" svg:x="13.4cm" svg:y="19.1cm" draw:control="control2"/>
        <draw:control draw:style-name="gr6" draw:text-style-name="P12" draw:layer="controls" svg:width="2cm" svg:height="0.8cm" svg:x="13.4cm" svg:y="18.1cm" draw:control="control3"/>
        <draw:frame draw:style-name="gr7" draw:text-style-name="P14" draw:layer="layout" svg:width="4.207cm" svg:height="1.195cm" svg:x="8.593cm" svg:y="26.268cm">
          <draw:text-box>
            <text:p text:style-name="P13"><text:span text:style-name="T4"><text:time style:data-style-name="T1" text:time-value="11:15:40.857000000">12:09:06</text:time></text:span></text:p>
          </draw:text-box>
        </draw:frame>
        <draw:frame draw:style-name="gr8" draw:text-style-name="P11" draw:layer="layout" svg:width="3.254cm" svg:height="1.038cm" svg:x="8.941cm" svg:y="13.013cm">
          <draw:text-box>
            <text:p><text:span text:style-name="T5"><text:date style:data-style-name="D1" text:date-value="2023-05-25">25.05.23</text:date></text:span></text:p>
          </draw:text-box>
        </draw:frame>
        <draw:control draw:style-name="gr6" draw:text-style-name="P15" draw:layer="controls" svg:width="10cm" svg:height="1cm" svg:x="5.5cm" svg:y="8cm" draw:control="control4"/>
        <draw:control draw:style-name="gr6" draw:text-style-name="P15" draw:layer="controls" svg:width="10cm" svg:height="1cm" svg:x="5.5cm" svg:y="10cm" draw:control="control5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Courier New" svg:font-family="'Courier New'"/>
    <style:font-face style:name="Arial1" svg:font-family="Arial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09:48:15.763000000</meta:creation-date>
    <dc:date>2023-05-25T11:50:03.786000000</dc:date>
    <meta:editing-duration>PT39M3S</meta:editing-duration>
    <meta:editing-cycles>6</meta:editing-cycles>
    <meta:generator>LibreOffice/6.4.7.2$Windows_x86 LibreOffice_project/639b8ac485750d5696d7590a72ef1b496725cfb5</meta:generator>
    <meta:document-statistic meta:object-count="12"/>
  </office:meta>
</office:document-meta>
</file>